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hooseAirport.doSearch( SearchForm form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Results.setAirportCode( String 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ults.getAirport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ults.setAirport( String airpor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archForm.getSearch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ults.getAirpo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ults.Results( String airportCode , String airpor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sults.Resul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ChooseAirport.getCurrentResul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archForm.setSearchText( String 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